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71cm solid #000000" fo:background-color="#ffcc00" fo:border-left="0.071cm solid #000000" fo:border-right="none" fo:border-top="0.071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71cm solid #000000" fo:background-color="#ffcc00" fo:border-left="none" fo:border-right="none" fo:border-top="0.071cm solid #000000"/>
    </style:style>
  </office:automatic-styles>
  <office:body>
    <office:spreadsheet>
      <table:calculation-settings table:case-sensitive="false" table:automatic-find-labels="false" table:use-regular-expressions="false"/>
      <table:table table:name="WBS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作業の階層構造</text:p>
          </table:table-cell>
          <table:table-cell table:style-name="ce3" table:number-columns-repeated="12"/>
          <table:table-cell office:value-type="string">
            <text:p>具体的には</text:p>
          </table:table-cell>
          <table:table-cell table:number-columns-repeated="1010"/>
        </table:table-row>
        <table:table-row table:style-name="ro1">
          <table:table-cell office:value-type="string">
            <text:p>情報システム開発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開発マネージメント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スコープ定義</text:p>
          </table:table-cell>
          <table:table-cell table:number-columns-repeated="10"/>
          <table:table-cell office:value-type="string">
            <text:p>WBSを作成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進捗管理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作業日程作成</text:p>
          </table:table-cell>
          <table:table-cell table:number-columns-repeated="9"/>
          <table:table-cell office:value-type="string">
            <text:p>ガントチャートを作成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進捗状況管理</text:p>
          </table:table-cell>
          <table:table-cell table:number-columns-repeated="9"/>
          <table:table-cell office:value-type="string">
            <text:p>ガントチャートに進捗を記入する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要件定義書作成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業務フロー</text:p>
          </table:table-cell>
          <table:table-cell table:number-columns-repeated="10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機能要求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機能一覧</text:p>
          </table:table-cell>
          <table:table-cell table:number-columns-repeated="9"/>
          <table:table-cell office:value-type="string">
            <text:p>機能の一覧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画面概要</text:p>
          </table:table-cell>
          <table:table-cell table:number-columns-repeated="9"/>
          <table:table-cell office:value-type="string">
            <text:p>画面のおおまかな仕様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システム要件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開発基盤</text:p>
          </table:table-cell>
          <table:table-cell table:number-columns-repeated="9"/>
          <table:table-cell office:value-type="string">
            <text:p>どういう技術的基盤で構築するのか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品質・性能要求</text:p>
          </table:table-cell>
          <table:table-cell table:number-columns-repeated="9"/>
          <table:table-cell office:value-type="string">
            <text:p>どういう品質や性能が必要なのか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セキュリティ要求</text:p>
          </table:table-cell>
          <table:table-cell table:number-columns-repeated="9"/>
          <table:table-cell office:value-type="string">
            <text:p>どうやってセキュリティを確保するのか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用語定義</text:p>
          </table:table-cell>
          <table:table-cell table:number-columns-repeated="10"/>
          <table:table-cell office:value-type="string">
            <text:p>用語を定義する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外部設計書作成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画面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画面一覧</text:p>
          </table:table-cell>
          <table:table-cell table:number-columns-repeated="9"/>
          <table:table-cell office:value-type="string">
            <text:p>画面の一覧とおおまかな機能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画面フロー</text:p>
          </table:table-cell>
          <table:table-cell table:number-columns-repeated="9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画面詳細</text:p>
          </table:table-cell>
          <table:table-cell table:number-columns-repeated="9"/>
          <table:table-cell office:value-type="string">
            <text:p>各画面の項目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コード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コード体系定義</text:p>
          </table:table-cell>
          <table:table-cell table:number-columns-repeated="9"/>
          <table:table-cell office:value-type="string">
            <text:p>コードの割り振り方を定め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コード一覧</text:p>
          </table:table-cell>
          <table:table-cell table:number-columns-repeated="9"/>
          <table:table-cell office:value-type="string">
            <text:p>コードの一覧を記す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メッセージ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メッセージ一覧</text:p>
          </table:table-cell>
          <table:table-cell table:number-columns-repeated="9"/>
          <table:table-cell office:value-type="string">
            <text:p>メッセージの一覧を記す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内部設計書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技術調査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ツリー表示機能調査</text:p>
          </table:table-cell>
          <table:table-cell table:number-columns-repeated="9"/>
          <table:table-cell office:value-type="string">
            <text:p>ツリーの実現方法を調査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クリップボード複写機能調査</text:p>
          </table:table-cell>
          <table:table-cell table:number-columns-repeated="9"/>
          <table:table-cell office:value-type="string">
            <text:p>クリップボード機能の実現方法を調査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プログラム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フレームワーク設計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laravel方式設計</text:p>
          </table:table-cell>
          <table:table-cell table:number-columns-repeated="8"/>
          <table:table-cell office:value-type="string">
            <text:p>どのフォルダにどんな名前のファイルを配置するのかを定める（画面構造を考慮）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共通クラス設計</text:p>
          </table:table-cell>
          <table:table-cell table:number-columns-repeated="8"/>
          <table:table-cell office:value-type="string">
            <text:p>共通的に用いる機能を実現するためのクラスを設計する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共通クラス一覧作成</text:p>
          </table:table-cell>
          <table:table-cell table:number-columns-repeated="7"/>
          <table:table-cell office:value-type="string">
            <text:p>どういう共通クラスを用意するのか列記する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>
            <text:p>共通関数一覧作成</text:p>
          </table:table-cell>
          <table:table-cell table:number-columns-repeated="7"/>
          <table:table-cell office:value-type="string">
            <text:p>各共通クラスに、どういう共通関数を用意するのかを列記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データベース設計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データベース一覧</text:p>
          </table:table-cell>
          <table:table-cell table:number-columns-repeated="9"/>
          <table:table-cell office:value-type="string">
            <text:p>用いるデータベースの一覧を記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エンティティ図</text:p>
          </table:table-cell>
          <table:table-cell table:number-columns-repeated="9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データベース詳細設計</text:p>
          </table:table-cell>
          <table:table-cell table:number-columns-repeated="9"/>
          <table:table-cell office:value-type="string">
            <text:p>データベース一覧にもとづき、各テーブルの項目を定める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環境構築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>
            <text:p>データベース構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表作成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データ投入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製造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プログラム製造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画面基盤構築</text:p>
          </table:table-cell>
          <table:table-cell table:number-columns-repeated="9"/>
          <table:table-cell office:value-type="string">
            <text:p>全体画面、ツリー画面、ヘッダ画面、詳細画面の基盤部分を構築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共通クラス構築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複写、削除機能構築</text:p>
          </table:table-cell>
          <table:table-cell table:number-columns-repeated="8"/>
          <table:table-cell office:value-type="string">
            <text:p>複写、削除を実現する共通クラスを作成する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ログ出力機能構築</text:p>
          </table:table-cell>
          <table:table-cell table:number-columns-repeated="8"/>
          <table:table-cell office:value-type="string">
            <text:p>ログ出力を実現する共通クラスを作成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ヘッダ画面</text:p>
          </table:table-cell>
          <table:table-cell table:number-columns-repeated="9"/>
          <table:table-cell office:value-type="string">
            <text:p>ヘッダ画面を構築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ツリー画面</text:p>
          </table:table-cell>
          <table:table-cell table:number-columns-repeated="9"/>
          <table:table-cell office:value-type="string">
            <text:p>ツリー画面を構築する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>
            <text:p>部署登録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部署詳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部署一覧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人員登録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人員詳細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人員一覧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プログラム単体試験</text:p>
          </table:table-cell>
          <table:table-cell table:number-columns-repeated="10"/>
          <table:table-cell office:value-type="string">
            <text:p>保留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結合試験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試験項目票作成</text:p>
          </table:table-cell>
          <table:table-cell table:number-columns-repeated="10"/>
          <table:table-cell office:value-type="string">
            <text:p>試験項目の一覧を作成する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試験</text:p>
          </table:table-cell>
          <table:table-cell table:number-columns-repeated="10"/>
          <table:table-cell office:value-type="string">
            <text:p>試験を行う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マニュアル作成</text:p>
          </table:table-cell>
          <table:table-cell table:number-columns-repeated="11"/>
          <table:table-cell office:value-type="string">
            <text:p>保留</text:p>
          </table:table-cell>
          <table:table-cell table:number-columns-repeated="101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021/06/29</text:date>, <text:time>11:18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6-29T11:18:22.04</dc:date>
    <meta:editing-duration>PT36M56S</meta:editing-duration>
    <meta:editing-cycles>2</meta:editing-cycles>
    <meta:document-statistic meta:table-count="1" meta:cell-count="99" meta:object-count="0"/>
  </office:meta>
</office:document-meta>
</file>